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ssOriginTests.defaultAnnotatio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ssOriginTests.classLevelComposedAnnotatio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ossOriginTests.customOriginPatternViaValueAttribute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ossOriginTests.preFlightRequestWithoutRequestMethodHeader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LevelController.no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LevelController.noAnnotation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customized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LevelMappingWithComposedAnnotation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LevelController.defaultAnnotationWith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equestMappingInfoHandlerMapping.initLookupPath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LevelController.customOriginPatternDefinedVia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getCorsConfiguration( @ Nullable HandlerExecutionChain chain , boolean isPreFlight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thodLevelController.custo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ambiguousHeaderPreFlightRequest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ossOriginTests.methodLevelComposedAnnotatio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LevelController.ambiguousHeader1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noAnnotationPostWithOrigi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ssOrigi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equestMappingInfoHandlerMapping.registerHandler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Controller.ambiguousHeader1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allowCredentialsWithDefaultOrigi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ossOriginTests.customOriginDefinedViaPlaceholder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edentialsWithWildcardOriginController.wildcar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noAnnotationWithoutOrigi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ssOriginTests.ambiguousProducesPreFlightRequest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hodLevelController.defaul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LevelController.customOriginDefinedVia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xAgeWithDefaultOriginController.method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hodLevelController.customOriginDefinedVia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noAnnotationWithOrigi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ssOriginTests.preFlightRequest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ossOriginTests.customOriginDefinedViaValueAttribute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LevelController.ambiguousProduces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questMappingInfoHandlerMapping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Controller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equestMappingInfoHandlerMapping.getMappingForMethod( Method method , Class &lt; ? &gt; handler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rossOriginTests.bogusAllowCredentialsValue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LevelControllerWithBogusAllowCredentialsValue.bogusAllowCredential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noAnnotationWithPreflightRequest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RequestMappingInfoHandlerMapping.isHandle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ssOriginTests.classLevel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rossOriginTests.noAnnotationWithAccessControlRequestMethod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LevelController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maxAgeWithDefaultOrigi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LevelMappingWithComposedAnnotation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allowCredentialsWithWildcardOrigi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dentialsWithDefaultOriginController.no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Tests.customOriginPatternViaPlaceholder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LevelController.ambiguousProduce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AgeWithDefaultOriginController.cla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LevelController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LevelController.customOriginPatternDefinedVia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